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0" calcext:value-type="float">
            <text:p>0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21:34:33.0883999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4T23:22:05.943326873</dc:date>
    <meta:editing-duration>P102DT1H38M9S</meta:editing-duration>
    <meta:editing-cycles>600</meta:editing-cycles>
    <meta:document-statistic meta:table-count="5" meta:cell-count="619" meta:object-count="0"/>
  </office:meta>
</office:document-meta>
</file>